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  <style:style style:name="P2" style:family="paragraph" style:parent-style-name="Standard">
      <style:paragraph-properties fo:text-align="end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4pt" style:font-size-asian="14pt" style:font-size-complex="14pt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tyle="italic" style:font-style-asian="italic" style:font-style-complex="italic"/>
    </style:style>
    <style:style style:name="P9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10" style:family="paragraph" style:parent-style-name="Standard">
      <style:text-properties fo:font-style="normal" style:font-style-asian="normal" style:font-style-complex="normal"/>
    </style:style>
    <style:style style:name="P11" style:family="paragraph" style:parent-style-name="Standard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padding="0.0291in" fo:border-left="none" fo:border-right="none" fo:border-top="none" fo:border-bottom="0.0138in solid #000000" style:join-border="false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font-name="Courier New"/>
    </style:style>
    <style:style style:name="T2" style:family="text">
      <style:text-properties style:font-name="Courier New" fo:font-size="10.5pt" style:font-size-asian="10.5pt" style:font-size-complex="10.5pt"/>
    </style:style>
    <style:style style:name="T3" style:family="text">
      <style:text-properties style:font-name="Courier New" fo:font-size="10pt" style:font-size-asian="10pt" style:font-size-complex="10pt"/>
    </style:style>
    <style:style style:name="T4" style:family="text">
      <style:text-properties style:font-name="Courier New" fo:font-size="10pt" style:text-underline-style="none" style:font-size-asian="10pt" style:font-size-complex="10pt"/>
    </style:style>
    <style:style style:name="T5" style:family="text">
      <style:text-properties style:font-name="Courier New" fo:font-size="10pt" fo:font-style="normal" style:font-size-asian="10pt" style:font-style-asian="normal" style:font-size-complex="10pt" style:font-style-complex="normal"/>
    </style:style>
    <style:style style:name="T6" style:family="text">
      <style:text-properties style:font-name="Courier New" fo:font-size="10pt" fo:font-style="normal" style:text-underline-style="none" style:font-size-asian="10pt" style:font-style-asian="normal" style:font-size-complex="10pt" style:font-style-complex="normal"/>
    </style:style>
    <style:style style:name="T7" style:family="text">
      <style:text-properties style:font-name="Courier New" fo:font-size="10pt" fo:font-style="italic" style:text-underline-style="none" style:font-size-asian="10pt" style:font-style-asian="italic" style:font-size-complex="10pt" style:font-style-complex="italic"/>
    </style:style>
    <style:style style:name="T8" style:family="text">
      <style:text-properties style:font-name="Courier New" style:text-underline-style="none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10pt" fo:font-style="normal" style:font-size-asian="10pt" style:font-style-asian="normal" style:font-size-complex="10pt" style:font-style-complex="normal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bold"/>
    </style:style>
    <style:style style:name="T17" style:family="text">
      <style:text-properties style:font-weight-asian="bold"/>
    </style:style>
    <style:style style:name="T18" style:family="text">
      <style:text-properties style:font-weight-complex="bold"/>
    </style:style>
    <style:style style:name="T19" style:family="text">
      <style:text-properties fo:font-style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style="normal" style:text-underline-style="none" style:font-style-asian="normal" style:font-style-complex="normal"/>
    </style:style>
    <style:style style:name="T22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3" style:family="text">
      <style:text-properties style:font-style-asian="normal"/>
    </style:style>
    <style:style style:name="T24" style:family="text">
      <style:text-properties style:font-style-complex="normal"/>
    </style:style>
    <style:style style:name="T25" style:family="text">
      <style:text-properties fo:font-style="italic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text-underline-style="none" style:font-style-asian="italic" style:font-style-complex="italic"/>
    </style:style>
    <style:style style:name="T28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29" style:family="text">
      <style:text-properties style:font-style-asian="italic"/>
    </style:style>
    <style:style style:name="T30" style:family="text">
      <style:text-properties style:font-style-complex="italic"/>
    </style:style>
    <style:style style:name="T31" style:family="text">
      <style:text-properties style:font-name="Times New Roman"/>
    </style:style>
    <style:style style:name="T32" style:family="text">
      <style:text-properties style:font-name="Times New Roman" fo:font-size="12pt" style:font-size-asian="12pt" style:font-size-complex="12pt"/>
    </style:style>
    <style:style style:name="T33" style:family="text"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T34" style:family="text">
      <style:text-properties style:font-name="Times New Roman" fo:font-size="12pt" fo:font-style="normal" style:font-size-asian="12pt" style:font-style-asian="italic" style:font-size-complex="12pt" style:font-style-complex="italic"/>
    </style:style>
    <style:style style:name="T35" style:family="text">
      <style:text-properties style:font-name="Times New Roman" fo:font-size="12pt" fo:font-style="normal" style:text-underline-style="none" style:font-size-asian="12pt" style:font-style-asian="normal" style:font-size-complex="12pt" style:font-style-complex="normal"/>
    </style:style>
    <style:style style:name="T36" style:family="text">
      <style:text-properties style:font-name="Times New Roman" fo:font-size="12pt" fo:font-style="italic" style:text-underline-style="none" style:font-size-asian="12pt" style:font-style-asian="italic" style:font-size-complex="12pt" style:font-style-complex="italic"/>
    </style:style>
    <style:style style:name="T37" style:family="text">
      <style:text-properties style:font-name="Times New Roman" fo:font-size="12pt" style:text-underline-style="none" style:font-size-asian="12pt" style:font-size-complex="12pt"/>
    </style:style>
    <style:style style:name="T38" style:family="text">
      <style:text-properties style:font-name="Times New Roman" fo:font-size="10pt" fo:font-style="italic" style:text-underline-style="none" style:font-size-asian="10pt" style:font-style-asian="italic" style:font-size-complex="10pt" style:font-style-complex="italic"/>
    </style:style>
    <style:style style:name="T39" style:family="text">
      <style:text-properties style:font-name="Times New Roman" fo:font-size="10pt" fo:font-style="normal" style:text-underline-style="none" style:font-size-asian="10pt" style:font-style-asian="normal" style:font-size-complex="10pt" style:font-style-complex="normal"/>
    </style:style>
    <style:style style:name="T40" style:family="text">
      <style:text-properties fo:font-size="14pt"/>
    </style:style>
    <style:style style:name="T41" style:family="text">
      <style:text-properties style:font-size-asian="14pt"/>
    </style:style>
    <style:style style:name="T42" style:family="text">
      <style:text-properties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Random Sheet Music Generation Project: Specifications</text:p>
      <text:p text:style-name="P12"/>
      <text:p text:style-name="P2">January 28, 2011</text:p>
      <text:p text:style-name="Standard"/>
      <text:p text:style-name="P6"><text:span text:style-name="T14">Purpose</text:span></text:p>
      <text:p text:style-name="Standard"><text:span text:style-name="T14"/></text:p>
      <text:p text:style-name="Standard">The purpose of this application is to generate random music that can be used to practice sight reading.</text:p>
      <text:p text:style-name="Standard"/>
      <text:p text:style-name="P7">Environment</text:p>
      <text:p text:style-name="Standard"/>
      <text:p text:style-name="Standard">Must run on the CCIS Linux machines.</text:p>
      <text:p text:style-name="Standard"/>
      <text:p text:style-name="P7">Input</text:p>
      <text:p text:style-name="Standard"/>
      <text:p text:style-name="Standard">The user will input all options from the command line based on prompts. Any prompt can be left blank, at which point that property will be set to a default value. If the user enters an invalid input, a notification will explain the error and display all acceptable inputs for that property. The acceptable inputs are listed below.</text:p>
      <text:p text:style-name="Standard"/>
      <text:p text:style-name="Standard"/>
      <text:p text:style-name="Standard"><text:span text:style-name="T26">complexity level</text:span><text:span text:style-name="T20"><text:tab/></text:span>1-100</text:p>
      <text:p text:style-name="Standard"/>
      <text:p text:style-name="Standard"><text:span text:style-name="T26">key signature</text:span><text:span text:style-name="T20"><text:tab/><text:tab/></text:span>A, B, C, D, E, F, G, A#, C#, D#, F#, G#,</text:p>
      <text:p text:style-name="Standard"><text:tab/><text:tab/><text:tab/>Am, Bm, Cm, Dm, Em, Fm, Gm, A#m, C#m, D#m, F#m, G#m</text:p>
      <text:p text:style-name="Standard"/>
      <text:p text:style-name="Standard"><text:span text:style-name="T26">time signature<text:tab/><text:tab/></text:span>4/4, 2/2, 3/4, 6/8, 9/8, 2/4, 5/4</text:p>
      <text:p text:style-name="Standard"/>
      <text:p text:style-name="Standard"><text:span text:style-name="T26">number of bars<text:tab/></text:span>1-200</text:p>
      <text:p text:style-name="Standard"/>
      <text:p text:style-name="Standard"><text:span text:style-name="T26">tempo<text:tab/><text:tab/><text:tab/></text:span>40-300</text:p>
      <text:p text:style-name="Standard"/>
      <text:p text:style-name="Standard"><text:span text:style-name="T26">style<text:tab/><text:tab/><text:tab/></text:span>classical, rock, jazz, blues, country</text:p>
      <text:p text:style-name="Standard"/>
      <text:p text:style-name="Standard"><text:span text:style-name="T26">range<text:tab/><text:tab/><text:tab/></text:span>lower, middle, upper</text:p>
      <text:p text:style-name="Standard"/>
      <text:p text:style-name="Standard"><text:span text:style-name="T26">instrument</text:span><text:span text:style-name="T20"><text:tab/><text:tab/>vocal:<text:tab/><text:tab/></text:span>soprano, tenor, alto, bass</text:p>
      <text:p text:style-name="Standard"><text:tab/><text:tab/><text:tab/>recorder:<text:tab/>soprano, tenor, alto, bass</text:p>
      <text:p text:style-name="Standard"><text:tab/><text:tab/><text:tab/>flute:<text:tab/><text:tab/>piccolo, concert, alto, bass</text:p>
      <text:p text:style-name="Standard"><text:tab/><text:tab/><text:tab/>oboe:<text:tab/><text:tab/>oboe, english_horn, bassoon</text:p>
      <text:p text:style-name="Standard"><text:tab/><text:tab/><text:tab/>clarinet:<text:tab/>Bb_soprano, Bb_bass, Eb_alto</text:p>
      <text:p text:style-name="Standard"><text:tab/><text:tab/><text:tab/>saxophone:<text:tab/>Bb_soprano, Eb_alto, Bb_tenor, Eb_baritone</text:p>
      <text:p text:style-name="Standard"><text:tab/><text:tab/><text:tab/>violin: <text:tab/><text:tab/>violin, viola, cello, double_bass,</text:p>
      <text:p text:style-name="Standard"><text:tab/><text:tab/><text:tab/>brass: <text:tab/><text:tab/>Bb_trumpet, Bb_cornet, Bb_flugelhorn, Bb_bass_tuba,</text:p>
      <text:p text:style-name="Standard"><text:tab/><text:tab/><text:tab/><text:tab/><text:tab/>CC_contrabass_tuba, Bb_bass_trombone, F_horn, Bb_baritone,</text:p>
      <text:p text:style-name="Standard"><text:tab/><text:tab/><text:tab/><text:tab/><text:tab/>euphonium, BBb_contrabass_tuba, tenor_trombone</text:p>
      <text:p text:style-name="Standard"><text:tab/><text:tab/><text:tab/>guitar:<text:tab/><text:tab/>six_string, 4_string_electric_bass,</text:p>
      <text:p text:style-name="Standard"><text:tab/><text:tab/><text:tab/>keyboard:<text:tab/>piano, electric_piano, harpsichord</text:p>
      <text:p text:style-name="Standard"><text:soft-page-break/>Output</text:p>
      <text:p text:style-name="Standard"/>
      <text:p text:style-name="Standard">The output will be a file with the <text:span text:style-name="T3">.ly </text:span>extension that can be used as input to the LilyPond program. Every generated file will follow this format:</text:p>
      <text:p text:style-name="Standard"><text:span text:style-name="T3"/></text:p>
      <text:p text:style-name="Standard"><text:span text:style-name="T3"><text:tab/>\version "2.12.0"</text:span></text:p>
      <text:p text:style-name="Standard"><text:span text:style-name="T3"/></text:p>
      <text:p text:style-name="Standard"><text:span text:style-name="T3"><text:tab/>\relative c'</text:span></text:p>
      <text:p text:style-name="Standard"><text:span text:style-name="T3"><text:tab/>{</text:span></text:p>
      <text:p text:style-name="Standard"><text:span text:style-name="T3"><text:tab/> <text:s text:c="3"/>&lt;clef&gt;</text:span></text:p>
      <text:p text:style-name="Standard"><text:span text:style-name="T3"><text:tab/> <text:s text:c="3"/>&lt;key signature&gt;</text:span></text:p>
      <text:p text:style-name="Standard"><text:span text:style-name="T3"><text:tab/> <text:s text:c="3"/>&lt;time signature&gt;</text:span></text:p>
      <text:p text:style-name="Standard"><text:span text:style-name="T3"><text:tab/> <text:s text:c="3"/>&lt;tempo&gt;</text:span></text:p>
      <text:p text:style-name="Standard"><text:span text:style-name="T3"/></text:p>
      <text:p text:style-name="Standard"><text:span text:style-name="T3"><text:tab/> <text:s text:c="3"/>&lt;first bar&gt;</text:span></text:p>
      <text:p text:style-name="Standard"><text:span text:style-name="T3"><text:tab/> <text:s text:c="3"/>&lt;second bar&gt;</text:span></text:p>
      <text:p text:style-name="Standard"><text:span text:style-name="T3"><text:tab/> <text:s text:c="3"/>&lt;third bar&gt;</text:span></text:p>
      <text:p text:style-name="Standard"><text:span text:style-name="T3"><text:tab/> <text:s text:c="3"/>...</text:span></text:p>
      <text:p text:style-name="Standard"><text:span text:style-name="T3"><text:tab/>}</text:span></text:p>
      <text:p text:style-name="P1"><text:span text:style-name="T11"/></text:p>
      <text:p text:style-name="P7">Input/Output Examples</text:p>
      <text:p text:style-name="P1"/>
      <text:p text:style-name="Standard"><text:span text:style-name="T27">range</text:span><text:span text:style-name="T21"><text:tab/><text:tab/><text:tab/></text:span><text:span text:style-name="T20">upper guitar<text:tab/>→<text:tab/></text:span><text:span text:style-name="T5">\clef treble</text:span></text:p>
      <text:p text:style-name="Standard"><text:tab/><text:tab/><text:tab/><text:span text:style-name="T20">middle piano<text:tab/>→<text:tab/></text:span><text:span text:style-name="T5">\clef treble</text:span></text:p>
      <text:p text:style-name="P1"><text:span text:style-name="T27"><text:tab/><text:tab/><text:tab/></text:span><text:span text:style-name="T21">lower bass</text:span><text:span text:style-name="T27"><text:tab/>→<text:tab/></text:span><text:span text:style-name="T6">\clef bass</text:span></text:p>
      <text:p text:style-name="P1"><text:span text:style-name="T6"><text:tab/><text:tab/><text:tab/></text:span><text:span text:style-name="T36">default</text:span><text:span text:style-name="T35"><text:tab/><text:tab/>→</text:span><text:span text:style-name="T6"><text:tab/>\clef treble</text:span></text:p>
      <text:p text:style-name="P1"><text:span text:style-name="T6"/></text:p>
      <text:p text:style-name="P1"><text:span text:style-name="T27">key signature<text:tab/><text:tab/></text:span><text:span text:style-name="T11">C<text:tab/>→<text:tab/></text:span><text:span text:style-name="T4">\key c \major</text:span></text:p>
      <text:p text:style-name="P1"><text:span text:style-name="T11"><text:tab/><text:tab/><text:tab/>Cm<text:tab/>→<text:tab/></text:span><text:span text:style-name="T4">\key c \minor</text:span></text:p>
      <text:p text:style-name="P1"><text:span text:style-name="T11"><text:tab/><text:tab/><text:tab/>C#<text:tab/>→<text:tab/></text:span><text:span text:style-name="T4">\key cis \major</text:span></text:p>
      <text:p text:style-name="P1"><text:span text:style-name="T11"><text:tab/><text:tab/><text:tab/>A#m<text:tab/>→<text:tab/></text:span><text:span text:style-name="T4">\key ais \minor</text:span></text:p>
      <text:p text:style-name="P1"><text:span text:style-name="T6"><text:tab/><text:tab/><text:tab/></text:span><text:span text:style-name="T36">default</text:span><text:span text:style-name="T35"><text:tab/>→</text:span><text:span text:style-name="T6"><text:tab/>\key c \major</text:span></text:p>
      <text:p text:style-name="P1"><text:span text:style-name="T4"/></text:p>
      <text:p text:style-name="P1"><text:span text:style-name="T27">time signature<text:tab/><text:tab/></text:span><text:span text:style-name="T11">4/4<text:tab/>→<text:tab/></text:span><text:span text:style-name="T4">\time 4/4</text:span></text:p>
      <text:p text:style-name="P1"><text:span text:style-name="T11"><text:tab/><text:tab/><text:tab/>3/4<text:tab/>→<text:tab/></text:span><text:span text:style-name="T4">\time 3/4</text:span></text:p>
      <text:p text:style-name="P1"><text:span text:style-name="T11"><text:tab/><text:tab/><text:tab/>9/8<text:tab/>→<text:tab/></text:span><text:span text:style-name="T4">\time 9/8</text:span></text:p>
      <text:p text:style-name="P1"><text:span text:style-name="T6"><text:tab/><text:tab/><text:tab/></text:span><text:span text:style-name="T36">default</text:span><text:span text:style-name="T35"><text:tab/>→</text:span><text:span text:style-name="T6"><text:tab/>\time 4/4</text:span></text:p>
      <text:p text:style-name="P1"><text:span text:style-name="T11"/></text:p>
      <text:p text:style-name="Standard"><text:span text:style-name="T27">tempo<text:tab/><text:tab/><text:tab/></text:span>120<text:tab/>→<text:tab/><text:span text:style-name="T3">\tempo 4 = 120</text:span></text:p>
      <text:p text:style-name="Standard"><text:tab/><text:tab/><text:tab/>80<text:tab/>→<text:tab/><text:span text:style-name="T3">\tempo 4 = 80</text:span></text:p>
      <text:p text:style-name="Standard"><text:tab/><text:tab/><text:tab/>200<text:tab/>→<text:tab/><text:span text:style-name="T3">\tempo 4 = 200</text:span></text:p>
      <text:p text:style-name="P1"><text:span text:style-name="T6"><text:tab/><text:tab/><text:tab/></text:span><text:span text:style-name="T36">default</text:span><text:span text:style-name="T35"><text:tab/>→</text:span><text:span text:style-name="T6"><text:tab/>\tempo 4 = 120</text:span></text:p>
      <text:p text:style-name="P8"><text:span text:style-name="T20"/></text:p>
      <text:p text:style-name="P8">bar<text:span text:style-name="T20"><text:tab/><text:tab/><text:tab/>C 4/4<text:tab/>→<text:tab/></text:span><text:span text:style-name="T5">c4 g2 c4</text:span></text:p>
      <text:p text:style-name="P8"><text:span text:style-name="T5"><text:tab/><text:tab/><text:tab/></text:span><text:span text:style-name="T33">D 3/4<text:tab/>→<text:tab/></text:span><text:span text:style-name="T5">d4 cis fis</text:span></text:p>
      <text:p text:style-name="P11"/>
      <text:p text:style-name="P11"/>
      <text:p text:style-name="P11"/>
      <text:p text:style-name="P11"/>
      <text:p text:style-name="Standard"><text:span text:style-name="T34">For more information on LilyPond inputs, see the manual at their website (</text:span><text:span text:style-name="T20">http://lilypond.org/).</text:span></text:p>
      <text:p text:style-name="Standard"/>
      <text:p text:style-name="Standard"><text:soft-page-break/>Algorithms</text:p>
      <text:p text:style-name="P4"><text:span text:style-name="T12"/></text:p>
      <text:p text:style-name="P4"><text:span text:style-name="T12">The algorithms used to generate the music will start by picking a random general pattern for the entire piece that fits the selected style. For example, if the </text:span><text:span text:style-name="T28">classical</text:span><text:span text:style-name="T22"> style is chosen, the pattern might be AABA. A more specific pattern will then be generated for each unique section. One possible pattern would be that the notes rise up a little, then fall a lot, then rise a little, then fall a lot, etc. Lastly, the actual notes will be pseudo-randomly generated to fit the previous pattern.</text:span></text:p>
      <text:p text:style-name="P4"><text:span text:style-name="T22"/></text:p>
      <text:p text:style-name="P4"><text:span text:style-name="T22">The generation of the notes will be handled by a Markov chain. The probabilities in this chain will be determined by the complexity level and the style selected by the user. A higher complexity level will produce music that varies from the selected patterns and user-inputs. For example, there might be a large jump in pitch or a note that is not in the selected key signature. The style will help determine note duration and interval probabilities.</text:span></text:p>
      <text:p text:style-name="P4"><text:span text:style-name="T22"/></text:p>
      <text:p text:style-name="P4"><text:span text:style-name="T22">All music will be generated first in the key of C major relative to the middle C pitch. It will then be transposed to account for the values entered by the user. For example, if the user wanted the C minor key, the third and seventh notes of the scale would be made flat.</text:span></text:p>
      <text:p text:style-name="P4"><text:span text:style-name="T22"/></text:p>
      <text:p text:style-name="P7"><text:span text:style-name="T20">Running Time</text:span></text:p>
      <text:p text:style-name="Standard"/>
      <text:p text:style-name="Standard">For any configuration the execution time of the application should be minimal enough that the user does not have to wait more than five seconds. </text:p>
      <text:p text:style-name="Standard"/>
      <text:p text:style-name="P7"><text:span text:style-name="T20">Accuracy and Checking</text:span></text:p>
      <text:p text:style-name="Standard"/>
      <text:p text:style-name="Standard">For certain inputs the results should be very predictable. This includes anything that is not algorithmically or pseudo-randomly generated, such as the key signature and the tempo. These results can be easily checked since the output is clearly deterministic.</text:p>
      <text:p text:style-name="Standard"/>
      <text:p text:style-name="Standard">The accuracy of certain results, however, cannot be so easily checked. This includes the actual music that is generated, since the purpose of the application is to create a different piece every time. At the very least it can be checked that a unique piece is indeed generated.</text:p>
      <text:p text:style-name="Standard"/>
      <text:p text:style-name="Standard">However, since the music is all being generated in the same key, the transposition of this music can be checked. For example, changing a piece from the C major scale to the C minor scale can only happen in a single, predictable way within the application.</text:p>
      <text:p text:style-name="Standard"/>
      <text:p text:style-name="Standard"/>
      <text:p text:style-name="Standard"/>
      <text:p text:style-name="P3"/>
      <text:p text:style-name="P3"><text:tab/><text:tab/><text:tab/><text:tab/><text:tab/><text:tab/><text:tab/><text:tab/>Sincerely,</text:p>
      <text:p text:style-name="P3"/>
      <text:p text:style-name="P3"><text:tab/><text:tab/><text:tab/><text:tab/><text:tab/><text:tab/><text:tab/><text:tab/></text:p>
      <text:p text:style-name="P3"><text:tab/><text:tab/><text:tab/><text:tab/><text:tab/><text:tab/><text:tab/><text:tab/></text:p>
      <text:p text:style-name="P3"><text:tab/><text:tab/><text:tab/><text:tab/><text:tab/><text:tab/><text:tab/><text:tab/>Cedric McDouga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902in" fo:margin-bottom="0.79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edric McDougal</meta:initial-creator>
    <meta:creation-date>2011-01-27T21:03:52.05</meta:creation-date>
    <dc:date>2011-01-28T00:15:58.22</dc:date>
    <dc:creator>Cedric McDougal</dc:creator>
    <meta:editing-duration>PT02H49M38S</meta:editing-duration>
    <meta:editing-cycles>42</meta:editing-cycles>
    <meta:generator>OpenOffice.org/3.2$Win32 OpenOffice.org_project/320m18$Build-9502</meta:generator>
    <meta:printed-by>Cedric McDougal</meta:printed-by>
    <meta:print-date>2011-01-28T00:12:50.15</meta:print-date>
    <meta:document-statistic meta:table-count="0" meta:image-count="0" meta:object-count="0" meta:page-count="3" meta:paragraph-count="77" meta:word-count="752" meta:character-count="4573"/>
  </office:meta>
</office:document-meta>
</file>